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Документация на проекта: Large Language Models (LLM) for Decision Making</text:span></text:h>
      <text:h text:style-name="Heading_20_2" text:outline-level="2">1. <text:span text:style-name="Strong_20_Emphasis">Въведение</text:span></text:h>
      <text:p text:style-name="Text_20_body">Проектът "Large Language Models (LLM) for Decision Making" използва съвременни големи езикови модели и технологии за обработка на текст, за да подпомогне вземането на решения чрез автоматизирано резюмираност на документи. Приложението предоставя лесен начин за качване на PDF документи и генериране на кратки резюмета, които да помогнат в процеса на вземане на бизнес решения, анализ на данни или други документи.</text:p>
      <text:h text:style-name="Heading_20_2" text:outline-level="2">2. <text:span text:style-name="Strong_20_Emphasis">Цели на проекта</text:span></text:h>
      <text:p text:style-name="Text_20_body">Целта на този проект е да разработи приложение, което автоматично обработва PDF документи и генерира резюмета с помощта на големи езикови модели. Проектът демонстрира как LLM могат да се използват за автоматизиране на процеса на анализ и резюмиране на текст, което е полезно за бързо вземане на решения, базирани на дълги текстови документи.</text:p>
      <text:h text:style-name="Heading_20_2" text:outline-level="2">3. <text:span text:style-name="Strong_20_Emphasis">Използвани библиотеки и технологии</text:span></text:h>
      <text:list text:style-name="L1">
        <text:list-item>
          <text:p text:style-name="P1"><text:span text:style-name="Strong_20_Emphasis">LangChain</text:span>: Използва се за обработка на текстови документи и интеграция с различни модели за обработка на език. В проекта се използва за разделяне на текст на малки части и подготовка за анализ.</text:p>
        </text:list-item>
        <text:list-item>
          <text:p text:style-name="P1"><text:span text:style-name="Strong_20_Emphasis">SentenceTransformers</text:span>: Използва се за генериране на представяния на текстове и за извличане на значими векторни представяния от документи, което е полезно за класификация или кластеризация на текст.</text:p>
        </text:list-item>
        <text:list-item>
          <text:p text:style-name="P1"><text:span text:style-name="Strong_20_Emphasis">Torch</text:span>: Основната библиотека за машинно обучение, използвана за зареждане и изпълнение на модели, като LaMini-Flan-T5. Torch е основната платформа за работа с LLM, като осигурява изпълнение на модела на различни устройства (CPU, GPU).</text:p>
        </text:list-item>
        <text:list-item>
          <text:p text:style-name="P1"><text:span text:style-name="Strong_20_Emphasis">SentencePiece</text:span>: Библиотека за разпознаване на думи, която се използва за обработка и предобработка на текстови данни. Това е полезно за разделяне на текст в по-малки единици за модела.</text:p>
        </text:list-item>
        <text:list-item>
          <text:p text:style-name="P1"><text:span text:style-name="Strong_20_Emphasis">Transformers</text:span>: Библиотека от Hugging Face, която съдържа предварително обучени модели за обработка на текст. В проекта е използван моделът LaMini-Flan-T5 за генериране на резюмета на текст.</text:p>
        </text:list-item>
        <text:list-item>
          <text:p text:style-name="P1"><text:span text:style-name="Strong_20_Emphasis">Accelerate</text:span>: Ускорява изпълнението на модели за машинно обучение на различни устройства (CPU и GPU). Тази библиотека е полезна за работа с големи модели и ускоряване на процеса на извеждане на резултати.</text:p>
        </text:list-item>
        <text:list-item>
          <text:p text:style-name="P1"><text:span text:style-name="Strong_20_Emphasis">PyPDF</text:span>: Използва се за извличане на текст от PDF документи. В този проект, с помощта на PyPDF, се извършва зареждане и обработка на PDF файловете, за да може текстът да бъде подготвен за анализ.</text:p>
        </text:list-item>
        <text:list-item>
          <text:p text:style-name="P1"><text:soft-page-break/><text:span text:style-name="Strong_20_Emphasis">Tiktoken</text:span>: Библиотека, която се използва за разделяне на текст на токени, което е необходимо за работата на езиковите модели. Това позволява на модела да обработва текста по-бързо и ефективно.</text:p>
        </text:list-item>
        <text:list-item>
          <text:p text:style-name="P1"><text:span text:style-name="Strong_20_Emphasis">Streamlit</text:span>: Използвана е за създаване на интерактивно приложение, което позволява на потребителите да качват PDF файлове и да получават резюмета на техните документи. Streamlit осигурява лесен за използване потребителски интерфейс за взаимодействие с приложението.</text:p>
        </text:list-item>
        <text:list-item>
          <text:p text:style-name="P1"><text:span text:style-name="Strong_20_Emphasis">Chromadb</text:span>: Използва се за съхраняване и извличане на векторизирани представяния на текстови данни, което позволява ефективно търсене и класифициране на текстови документи.</text:p>
        </text:list-item>
        <text:list-item>
          <text:p text:style-name="P1"><text:span text:style-name="Strong_20_Emphasis">Faiss-cpu</text:span>: Използва се за бързо индексиране и търсене на векторизирани данни. Това е полезно за работата с големи обеми текстови данни и за извършване на бързи търсения в документи.</text:p>
        </text:list-item>
      </text:list>
      <text:h text:style-name="Heading_20_2" text:outline-level="2">4. <text:span text:style-name="Strong_20_Emphasis">Архитектура на проекта</text:span></text:h>
      <text:p text:style-name="Text_20_body">Проектът има следната основна архитектура:</text:p>
      <text:list text:style-name="L2">
        <text:list-item>
          <text:p text:style-name="P2"><text:span text:style-name="Strong_20_Emphasis">Зареждане и обработка на PDF документи</text:span>:</text:p>
          <text:list>
            <text:list-item>
              <text:p text:style-name="P3">Потребителят качва PDF документ чрез интерфейса на Streamlit.</text:p>
            </text:list-item>
            <text:list-item>
              <text:p text:style-name="P3">Използва се библиотеката <text:span text:style-name="Strong_20_Emphasis">PyPDF</text:span> за извличане на текст от PDF документа.</text:p>
            </text:list-item>
            <text:list-item>
              <text:p text:style-name="P3">Текстът се обработва и разделя на малки части чрез <text:span text:style-name="Strong_20_Emphasis">LangChain</text:span> и <text:span text:style-name="Strong_20_Emphasis">RecursiveCharacterTextSplitter</text:span>.</text:p>
            </text:list-item>
          </text:list>
        </text:list-item>
        <text:list-item>
          <text:p text:style-name="P2"><text:span text:style-name="Strong_20_Emphasis">Генериране на резюмета</text:span>:</text:p>
          <text:list>
            <text:list-item>
              <text:p text:style-name="P3">След като текстът бъде обработен, се използва модел на <text:span text:style-name="Strong_20_Emphasis">Transformers</text:span> (LaMini-Flan-T5), който генерира резюме на документа. Това се извършва чрез <text:span text:style-name="Strong_20_Emphasis">pipeline</text:span> функцията на Hugging Face, което позволява ефективно генериране на текстови резюмета.</text:p>
            </text:list-item>
          </text:list>
        </text:list-item>
        <text:list-item>
          <text:p text:style-name="P2"><text:span text:style-name="Strong_20_Emphasis">Показване на резултатите</text:span>:</text:p>
          <text:list>
            <text:list-item>
              <text:p text:style-name="P2">Резюмето на документа се показва на потребителя в Streamlit интерфейса. Потребителят може да прегледа както резюмето, така и оригиналния PDF документ, който е качен.</text:p>
            </text:list-item>
          </text:list>
        </text:list-item>
      </text:list>
      <text:h text:style-name="Heading_20_2" text:outline-level="2">5. <text:span text:style-name="Strong_20_Emphasis">Процес на работа</text:span></text:h>
      <text:list text:style-name="L3">
        <text:list-item>
          <text:p text:style-name="P4"><text:span text:style-name="Strong_20_Emphasis">Качване на файл</text:span>: Потребителят качва PDF файл чрез Streamlit интерфейса.</text:p>
        </text:list-item>
        <text:list-item>
          <text:p text:style-name="P4"><text:span text:style-name="Strong_20_Emphasis">Предварителна обработка на текста</text:span>: Използва се <text:span text:style-name="Strong_20_Emphasis">PyPDF</text:span> за извличане на текст от документа и <text:span text:style-name="Strong_20_Emphasis">RecursiveCharacterTextSplitter</text:span> за разделяне на текста на малки части.</text:p>
        </text:list-item>
        <text:list-item>
          <text:p text:style-name="P4"><text:span text:style-name="Strong_20_Emphasis">Генериране на резюме</text:span>: С помощта на <text:span text:style-name="Strong_20_Emphasis">T5</text:span> и <text:span text:style-name="Strong_20_Emphasis">LangChain</text:span>, текстът се обобщава, като се използва предобучен модел за генериране на кратко резюме.</text:p>
        </text:list-item>
        <text:list-item>
          <text:p text:style-name="P4"><text:span text:style-name="Strong_20_Emphasis">Извеждане на резултатите</text:span>: Резюмето се показва в Streamlit, като на потребителя се предоставя възможност да види оригиналния документ и резюмето.</text:p>
        </text:list-item>
      </text:list>
      <text:h text:style-name="Heading_20_2" text:outline-level="2"><text:soft-page-break/>6. <text:span text:style-name="Strong_20_Emphasis">Приложения и възможности за разширение</text:span></text:h>
      <text:list text:style-name="L4">
        <text:list-item>
          <text:p text:style-name="P5"><text:span text:style-name="Strong_20_Emphasis">Приложение в бизнеса</text:span>: Проектът може да се използва за автоматизирано резюмиране на бизнес документи, като отчети, договори и други важни текстове, което ще помогне за по-бързо вземане на решения.</text:p>
        </text:list-item>
        <text:list-item>
          <text:p text:style-name="P5"><text:span text:style-name="Strong_20_Emphasis">Възможности за разширение</text:span>: В бъдеще може да се добави функционалност за извличане на специфична информация от документи, анализ на настроения или класификация на текстове.</text:p>
        </text:list-item>
      </text:list>
      <text:h text:style-name="Heading_20_2" text:outline-level="2">7. <text:span text:style-name="Strong_20_Emphasis">Заключение</text:span></text:h>
      <text:p text:style-name="Text_20_body">Проектът демонстрира как големите езикови модели могат да бъдат използвани за автоматизиране на процеси като резюмираност на документи и подпомагане на вземането на решения в бизнес контексти. Чрез интеграция на технологии като LangChain, Transformers, и Streamlit, проектът предоставя лесен за използване инструмент за резюмираност на документи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0:15:22.843850418</meta:creation-date>
    <meta:generator>LibreOffice/24.8.3.2$Linux_X86_64 LibreOffice_project/e14c9fdd1f585efcbb2c5363087a99d20928d522</meta:generator>
    <dc:date>2024-12-06T20:18:24.003235481</dc:date>
    <meta:editing-duration>PT1M57S</meta:editing-duration>
    <meta:editing-cycles>1</meta:editing-cycles>
    <meta:document-statistic meta:table-count="0" meta:image-count="0" meta:object-count="0" meta:page-count="3" meta:paragraph-count="37" meta:word-count="777" meta:character-count="5197" meta:non-whitespace-character-count="4482"/>
  </office:meta>
</office:document-meta>
</file>